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4c17" officeooo:paragraph-rsid="00134c17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4c17" officeooo:paragraph-rsid="00134c1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4c17" officeooo:paragraph-rsid="0014a180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a180" officeooo:paragraph-rsid="0014a180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f380" officeooo:paragraph-rsid="0015f380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34c17" officeooo:paragraph-rsid="00134c17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4a180" officeooo:paragraph-rsid="0014a180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4a180" officeooo:paragraph-rsid="0014a180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34c17" officeooo:paragraph-rsid="00134c17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5f380" officeooo:paragraph-rsid="0015f380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60bb4" officeooo:paragraph-rsid="00160bb4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6be52" officeooo:paragraph-rsid="0016be52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77352" officeooo:paragraph-rsid="00177352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844ea" officeooo:paragraph-rsid="001844ea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8f602" officeooo:paragraph-rsid="0018f602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34c17" officeooo:paragraph-rsid="0015f380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34c17" officeooo:paragraph-rsid="00160bb4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34c17" officeooo:paragraph-rsid="0016be52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5f380" officeooo:paragraph-rsid="0015f380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60bb4" officeooo:paragraph-rsid="00160bb4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09cd" officeooo:paragraph-rsid="001a09cd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cd5c" officeooo:paragraph-rsid="001acd5c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4a180" officeooo:paragraph-rsid="0014a180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34c17" officeooo:paragraph-rsid="0014a180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5f380" officeooo:paragraph-rsid="0015f380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60bb4" officeooo:paragraph-rsid="00160bb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844ea" officeooo:paragraph-rsid="001844e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8f602" officeooo:paragraph-rsid="0018f602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a09cd" officeooo:paragraph-rsid="001a09c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acd5c" officeooo:paragraph-rsid="001acd5c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0bb4" officeooo:paragraph-rsid="00160bb4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be52" officeooo:paragraph-rsid="0016be5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be52" officeooo:paragraph-rsid="001a09c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844ea" officeooo:paragraph-rsid="001844ea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8f602" officeooo:paragraph-rsid="0018f602" style:font-style-asian="normal" style:font-weight-asian="normal" style:font-style-complex="normal" style:font-weight-complex="normal"/>
    </style:style>
    <style:style style:name="T1" style:family="text">
      <style:text-properties officeooo:rsid="00134c1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a180"/>
    </style:style>
    <style:style style:name="T4" style:family="text">
      <style:text-properties style:text-underline-style="none" officeooo:rsid="00134c17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6be52" style:font-weight-asian="normal" style:font-weight-complex="normal"/>
    </style:style>
    <style:style style:name="T7" style:family="text">
      <style:text-properties style:text-underline-style="none" fo:font-weight="normal" officeooo:rsid="0018f602" style:font-weight-asian="normal" style:font-weight-complex="normal"/>
    </style:style>
    <style:style style:name="T8" style:family="text">
      <style:text-properties style:text-underline-style="none" officeooo:rsid="0018f602"/>
    </style:style>
    <style:style style:name="T9" style:family="text">
      <style:text-properties style:text-underline-style="none" officeooo:rsid="001a09cd"/>
    </style:style>
    <style:style style:name="T10" style:family="text">
      <style:text-properties style:text-underline-style="none" officeooo:rsid="001acd5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34c17"/>
    </style:style>
    <style:style style:name="T13" style:family="text">
      <style:text-properties style:text-underline-style="solid" style:text-underline-width="auto" style:text-underline-color="font-color" officeooo:rsid="0018f602"/>
    </style:style>
    <style:style style:name="T14" style:family="text">
      <style:text-properties style:text-underline-style="solid" style:text-underline-width="auto" style:text-underline-color="font-color" officeooo:rsid="001a09cd"/>
    </style:style>
    <style:style style:name="T15" style:family="text">
      <style:text-properties officeooo:rsid="0014a180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5f380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34c17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6be52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8f602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a09cd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6be52" style:font-style-asian="normal" style:font-style-complex="normal"/>
    </style:style>
    <style:style style:name="T24" style:family="text">
      <style:text-properties fo:font-style="normal" officeooo:rsid="0018f602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4a18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34c1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5f380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60bb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6be5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844e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8f602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a09cd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solid" style:text-underline-width="auto" style:text-underline-color="font-color" fo:font-weight="normal" officeooo:rsid="0016be52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solid" style:text-underline-width="auto" style:text-underline-color="font-color" fo:font-weight="normal" officeooo:rsid="0018f602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solid" style:text-underline-width="auto" style:text-underline-color="font-color" fo:font-weight="normal" officeooo:rsid="001a09cd" style:font-style-asian="normal" style:font-weight-asian="normal" style:font-style-complex="norm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6be52" style:font-weight-asian="normal" style:font-weight-complex="normal"/>
    </style:style>
    <style:style style:name="T40" style:family="text">
      <style:text-properties fo:font-weight="normal" officeooo:rsid="0018f602" style:font-weight-asian="normal" style:font-weight-complex="normal"/>
    </style:style>
    <style:style style:name="T41" style:family="text">
      <style:text-properties officeooo:rsid="0016be52"/>
    </style:style>
    <style:style style:name="T42" style:family="text">
      <style:text-properties officeooo:rsid="0018f602"/>
    </style:style>
    <style:style style:name="T43" style:family="text">
      <style:text-properties officeooo:rsid="001a09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 de Banco de Dados</text:p>
      <text:p text:style-name="P1"/>
      <text:p text:style-name="P1"/>
      <text:p text:style-name="P1"/>
      <text:p text:style-name="P9">1<text:span text:style-name="T15">) </text:span>Consultório do Dentista</text:p>
      <text:p text:style-name="P6"/>
      <text:p text:style-name="P6"><text:span text:style-name="T15">DENTISTA</text:span>:</text:p>
      <text:p text:style-name="P23"><text:span text:style-name="T42">(</text:span>CRO <text:span text:style-name="T2">| especialidade | nome | endereço </text:span><text:span text:style-name="T8">)</text:span><text:span text:style-name="T2"> <text:s text:c="4"/></text:span><text:span text:style-name="T4">TELEFONE:</text:span></text:p>
      <text:p text:style-name="P24"><text:span text:style-name="T2"><text:s text:c="69"/></text:span><text:span text:style-name="T8">(</text:span>Cod<text:span text:style-name="T15">Dentista</text:span><text:span text:style-name="T2"> <text:s/>, telefone </text:span><text:span text:style-name="T8">)</text:span></text:p>
      <text:p text:style-name="P6"><text:s text:c="69"/>---------------</text:p>
      <text:p text:style-name="P6"/>
      <text:p text:style-name="P6">PACIENTE: <text:s text:c="9"/></text:p>
      <text:p text:style-name="P2"><text:span text:style-name="T42">(</text:span>RG,<text:span text:style-name="T2"> nome , </text:span><text:span text:style-name="T3">dataNasc, </text:span><text:span text:style-name="T8">telefone1, telefone2)</text:span><text:span text:style-name="T2"> <text:s text:c="31"/>-</text:span></text:p>
      <text:p text:style-name="P6"/>
      <text:p text:style-name="P6"><text:span text:style-name="T42">CONSULTA</text:span>AGENDA<text:span text:style-name="T42">DA</text:span>:</text:p>
      <text:p text:style-name="P4"><text:span text:style-name="T42">(c</text:span>odCRO<text:span text:style-name="T2"> , </text:span><text:span text:style-name="T41">c</text:span>odPaci<text:span text:style-name="T2"> , data , agenda</text:span><text:span text:style-name="T8">)</text:span></text:p>
      <text:p text:style-name="P4"/>
      <text:p text:style-name="P8">2) <text:s/>Catraca</text:p>
      <text:p text:style-name="P4"/>
      <text:p text:style-name="P7">ALUNO:</text:p>
      <text:p text:style-name="P4"><text:span text:style-name="T42">(</text:span>RA<text:span text:style-name="T2"> , nome</text:span><text:span text:style-name="T8">)</text:span><text:span text:style-name="T2"> <text:s text:c="31"/></text:span><text:span text:style-name="T4">TELEFONE:</text:span></text:p>
      <text:p text:style-name="P3"><text:span text:style-name="T2"><text:s text:c="52"/></text:span><text:span text:style-name="T8">(</text:span><text:span text:style-name="T41">c</text:span>od<text:span text:style-name="T15">Aluno</text:span><text:span text:style-name="T2"> <text:s/>, telefone</text:span><text:span text:style-name="T8">)</text:span></text:p>
      <text:p text:style-name="P3"><text:span text:style-name="T2"><text:s text:c="52"/>------------</text:span></text:p>
      <text:p text:style-name="P3"><text:span text:style-name="T2"><text:s text:c="49"/></text:span></text:p>
      <text:p text:style-name="P4"><text:span text:style-name="T2">LABORATÓRIO:</text:span></text:p>
      <text:p text:style-name="P4"><text:span text:style-name="T42">(</text:span>numero<text:span text:style-name="T2"> , local ,capacidade </text:span><text:span text:style-name="T8">)</text:span></text:p>
      <text:p text:style-name="P4"><text:span text:style-name="T2"/></text:p>
      <text:p text:style-name="P5"><text:span text:style-name="T2"/></text:p>
      <text:p text:style-name="P5"><text:span text:style-name="T2">ACESSO:</text:span></text:p>
      <text:p text:style-name="P5"><text:span text:style-name="T24">(</text:span><text:span text:style-name="T23">c</text:span><text:span text:style-name="T22">odAluno</text:span><text:span text:style-name="T2"> , </text:span><text:span text:style-name="T41">c</text:span>odLaboratório<text:span text:style-name="T2"> , </text:span>data , hora<text:span text:style-name="T42">);</text:span><text:span text:style-name="T2"> </text:span></text:p>
      <text:p text:style-name="P6">------------ <text:s text:c="2"/>------------------</text:p>
      <text:p text:style-name="P6"/>
      <text:p text:style-name="P10">3) Palestra</text:p>
      <text:p text:style-name="P10"><text:span text:style-name="T25"/></text:p>
      <text:p text:style-name="P10"><text:span text:style-name="T25">ALUNO:</text:span></text:p>
      <text:p text:style-name="P10"><text:span text:style-name="T34"><text:line-break/></text:span><text:span text:style-name="T36">(</text:span><text:span text:style-name="T34">RA</text:span><text:span text:style-name="T25"> , turma , RG , nome</text:span><text:span text:style-name="T32">)</text:span></text:p>
      <text:p text:style-name="P10"><text:span text:style-name="T25"/></text:p>
      <text:p text:style-name="P10"><text:span text:style-name="T25"/></text:p>
      <text:p text:style-name="P10"><text:span text:style-name="T25">PALESTRANTE:</text:span></text:p>
      <text:p text:style-name="P10"><text:span text:style-name="T36">(</text:span><text:span text:style-name="T35">c</text:span><text:span text:style-name="T34">odPalestrante</text:span><text:span text:style-name="T25"> , formacao , nome</text:span><text:span text:style-name="T32">)</text:span><text:span text:style-name="T25"> <text:s text:c="9"/></text:span><text:span text:style-name="T26"><text:s/></text:span><text:span text:style-name="T27">TELEFONE:</text:span></text:p>
      <text:p text:style-name="P16"><text:span text:style-name="T16"><text:s text:c="67"/></text:span><text:span text:style-name="T20">(</text:span><text:span text:style-name="T30">c</text:span><text:span text:style-name="T25">od</text:span><text:span text:style-name="T28">Palestrante</text:span><text:span text:style-name="T16"> <text:s/>, telefone </text:span><text:span text:style-name="T20">)</text:span></text:p>
      <text:p text:style-name="P16"><text:span text:style-name="T16"><text:s text:c="67"/>------------------</text:span></text:p>
      <text:p text:style-name="P16"><text:span text:style-name="T17">PALESTRA:</text:span></text:p>
      <text:p text:style-name="P19"><text:span text:style-name="T32">(</text:span><text:span text:style-name="T25">data</text:span><text:span text:style-name="T16"> , </text:span><text:span text:style-name="T25">hora</text:span><text:span text:style-name="T16"> , titulo , duracao , </text:span><text:span text:style-name="T30">c</text:span><text:span text:style-name="T25">odPalestrante</text:span><text:span text:style-name="T32">)</text:span></text:p>
      <text:p text:style-name="P19"><text:span text:style-name="T16"><text:s text:c="48"/>------------------</text:span></text:p>
      <text:p text:style-name="P5"><text:span text:style-name="T16">FREQUENTA:</text:span></text:p>
      <text:p text:style-name="P25"><text:span text:style-name="T7">(</text:span><text:span text:style-name="T6">c</text:span><text:span text:style-name="T38">odAluno , </text:span><text:span text:style-name="T39">c</text:span><text:span text:style-name="T38">odHora , </text:span><text:span text:style-name="T6">c</text:span><text:span text:style-name="T38">odData</text:span><text:span text:style-name="T40">)</text:span></text:p>
      <text:p text:style-name="P25"><text:span text:style-name="T5">------------------------------------</text:span></text:p>
      <text:p text:style-name="P25"><text:span text:style-name="T5"/></text:p>
      <text:p text:style-name="P20"><text:span text:style-name="T2">4) <text:s/>Jogos/Time</text:span></text:p>
      <text:p text:style-name="P20"><text:span text:style-name="T2"/></text:p>
      <text:p text:style-name="P26"><text:soft-page-break/><text:span text:style-name="T2">TIME:</text:span></text:p>
      <text:p text:style-name="P26"><text:span text:style-name="T42">(c</text:span>odTime<text:span text:style-name="T2"> , nomeCapitao , corCamisa </text:span><text:span text:style-name="T8">)</text:span></text:p>
      <text:p text:style-name="P26"><text:span text:style-name="T2"/></text:p>
      <text:p text:style-name="P26"><text:span text:style-name="T2">JOGO:</text:span></text:p>
      <text:p text:style-name="P26"><text:span text:style-name="T42">(t</text:span>ime1 , <text:span text:style-name="T41">t</text:span>ime 2<text:span text:style-name="T2"> , data |, hora </text:span><text:span text:style-name="T42">)</text:span></text:p>
      <text:p text:style-name="P26"><text:span text:style-name="T2">------------------</text:span></text:p>
      <text:p text:style-name="P26"><text:span text:style-name="T2"/></text:p>
      <text:p text:style-name="P11">5) Escola</text:p>
      <text:p text:style-name="P11"/>
      <text:p text:style-name="P31">ALUNO:</text:p>
      <text:p text:style-name="P31"><text:span text:style-name="T13">(</text:span><text:span text:style-name="T11">codAluno</text:span> |, nome , escolaridade <text:span text:style-name="T42">)</text:span> <text:s text:c="8"/><text:span text:style-name="T1">TELEFONE:</text:span></text:p>
      <text:p text:style-name="P17"><text:span text:style-name="T16"><text:s text:c="64"/></text:span><text:span text:style-name="T20">(</text:span><text:span text:style-name="T19">c</text:span><text:span text:style-name="T25">od</text:span><text:span text:style-name="T29">Aluno</text:span><text:span text:style-name="T16"> <text:s/>, telefone </text:span><text:span text:style-name="T20">)</text:span></text:p>
      <text:p text:style-name="P17"><text:span text:style-name="T16"><text:s text:c="65"/>------------</text:span></text:p>
      <text:p text:style-name="P20"><text:span text:style-name="T16">PROFESSOR:</text:span></text:p>
      <text:p text:style-name="P20"><text:span text:style-name="T32">(</text:span><text:span text:style-name="T25">codProf</text:span><text:span text:style-name="T16"> , formacao , nome </text:span><text:span text:style-name="T21">)</text:span><text:span text:style-name="T16"> <text:s text:c="17"/></text:span><text:span text:style-name="T18">TELEFONE:</text:span></text:p>
      <text:p text:style-name="P17"><text:span text:style-name="T16"><text:s text:c="64"/></text:span><text:span text:style-name="T21">(</text:span><text:span text:style-name="T19">c</text:span><text:span text:style-name="T25">od</text:span><text:span text:style-name="T28">Palestrante</text:span><text:span text:style-name="T16"> <text:s/>, telefo</text:span><text:span text:style-name="T21">ne)</text:span></text:p>
      <text:p text:style-name="P17"><text:span text:style-name="T16"><text:s text:c="64"/>------------------</text:span></text:p>
      <text:p text:style-name="P20"><text:span text:style-name="T18"/></text:p>
      <text:p text:style-name="P20"><text:span text:style-name="T16">CURSO:</text:span></text:p>
      <text:p text:style-name="P20"><text:span text:style-name="T33">(</text:span><text:span text:style-name="T25">codCurso</text:span><text:span text:style-name="T16"> , nome , cargaHoraria</text:span><text:span text:style-name="T21">)</text:span></text:p>
      <text:p text:style-name="P20"><text:span text:style-name="T16"/></text:p>
      <text:p text:style-name="P20"><text:span text:style-name="T16">MATRÍCULA:</text:span></text:p>
      <text:p text:style-name="P20"><text:span text:style-name="T33">(</text:span><text:span text:style-name="T30">c</text:span><text:span text:style-name="T25">odAluno , </text:span><text:span text:style-name="T30">c</text:span><text:span text:style-name="T25">odTurma</text:span><text:span text:style-name="T16"> , data </text:span><text:span text:style-name="T21">)</text:span></text:p>
      <text:p text:style-name="P20"><text:span text:style-name="T16">----------------------------</text:span></text:p>
      <text:p text:style-name="P20"><text:span text:style-name="T16">TURMA:</text:span></text:p>
      <text:p text:style-name="P20"><text:span text:style-name="T21">(</text:span><text:span text:style-name="T19">c</text:span><text:span text:style-name="T16">odProf , </text:span><text:span text:style-name="T19">c</text:span><text:span text:style-name="T16">odCurso , </text:span><text:span text:style-name="T30">c</text:span><text:span text:style-name="T25">odTurma</text:span><text:span text:style-name="T16"> , sala , horario </text:span><text:span text:style-name="T21">)</text:span></text:p>
      <text:p text:style-name="P11"><text:span text:style-name="T25">-----------------------</text:span></text:p>
      <text:p text:style-name="P11"><text:span text:style-name="T25"/></text:p>
      <text:p text:style-name="P12">6) Cliente/Encomenda</text:p>
      <text:p text:style-name="P12"/>
      <text:p text:style-name="P32">CLIENTE:</text:p>
      <text:p text:style-name="P33"><text:span text:style-name="T14">(</text:span><text:span text:style-name="T11">codCli</text:span> , end , nome <text:span text:style-name="T43">)</text:span> <text:s text:c="11"/><text:span text:style-name="T1">TELEFONE:</text:span></text:p>
      <text:p text:style-name="P18"><text:span text:style-name="T16"><text:s text:c="47"/></text:span><text:span text:style-name="T21">(</text:span><text:span text:style-name="T19">codCli</text:span><text:span text:style-name="T16"> <text:s/>, telefone </text:span><text:span text:style-name="T21">)</text:span></text:p>
      <text:p text:style-name="P18"><text:span text:style-name="T16"><text:s text:c="48"/>--------</text:span></text:p>
      <text:p text:style-name="P12"><text:span text:style-name="T25">ENCOMENDA:</text:span></text:p>
      <text:p text:style-name="P12"><text:span text:style-name="T33">(</text:span><text:span text:style-name="T25">codCliente , </text:span><text:span text:style-name="T34">codEnc</text:span><text:span text:style-name="T25"> , dataEncomenda , dataEntrega , <text:s/>codFunc </text:span><text:span text:style-name="T33">)</text:span></text:p>
      <text:p text:style-name="P12"><text:span text:style-name="T25">------------- <text:s text:c="70"/>----------</text:span></text:p>
      <text:p text:style-name="P12"><text:span text:style-name="T25"/></text:p>
      <text:p text:style-name="P13"><text:span text:style-name="T25">PRODUTO:</text:span></text:p>
      <text:p text:style-name="P13"><text:span text:style-name="T37">(</text:span><text:span text:style-name="T34">codProd</text:span><text:span text:style-name="T25"> , valorUnitario , descricao </text:span><text:span text:style-name="T33">)</text:span></text:p>
      <text:p text:style-name="P13"><text:span text:style-name="T25"/></text:p>
      <text:p text:style-name="P13"><text:span text:style-name="T25">IT</text:span><text:span text:style-name="T31">E</text:span><text:span text:style-name="T25">MENC:</text:span></text:p>
      <text:p text:style-name="P13"><text:span text:style-name="T33">(</text:span><text:span text:style-name="T25">quantidade , </text:span><text:span text:style-name="T34">codEnc</text:span><text:span text:style-name="T25"> , </text:span><text:span text:style-name="T34">codProduto</text:span><text:span text:style-name="T37">)</text:span></text:p>
      <text:p text:style-name="P13"><text:span text:style-name="T25"><text:s text:c="21"/>-------------------------</text:span></text:p>
      <text:p text:style-name="P13"><text:span text:style-name="T25"/></text:p>
      <text:p text:style-name="P14"><text:span text:style-name="T25">FUNCIONARIO:</text:span></text:p>
      <text:p text:style-name="P14"><text:span text:style-name="T37">(</text:span><text:span text:style-name="T34">codFunc</text:span><text:span text:style-name="T25"> |, nome </text:span><text:span text:style-name="T33">)</text:span></text:p>
      <text:p text:style-name="P14"><text:span text:style-name="T25"/></text:p>
      <text:p text:style-name="P14"/>
      <text:p text:style-name="P14"/>
      <text:p text:style-name="P14"/>
      <text:p text:style-name="P14"/>
      <text:p text:style-name="P14"><text:soft-page-break/>7) <text:s/>Estado/Munícipio/Partido</text:p>
      <text:p text:style-name="P14"/>
      <text:p text:style-name="P34">ESTADO:</text:p>
      <text:p text:style-name="P34"><text:span text:style-name="T14">(</text:span><text:span text:style-name="T11">sigla</text:span> , nome <text:span text:style-name="T43">)</text:span></text:p>
      <text:p text:style-name="P34"/>
      <text:p text:style-name="P34">MUNICÍPIO:</text:p>
      <text:p text:style-name="P34"><text:span text:style-name="T14">(</text:span><text:span text:style-name="T11">codMunicipio</text:span> , nome , população , area , <text:s/>codEstado , codPartido <text:span text:style-name="T43">)</text:span></text:p>
      <text:p text:style-name="P34"><text:s text:c="66"/>------------ <text:s text:c="3"/>------------</text:p>
      <text:p text:style-name="P34"/>
      <text:p text:style-name="P34">PARTIDO:</text:p>
      <text:p text:style-name="P34"><text:span text:style-name="T14">(</text:span><text:span text:style-name="T11">TSE</text:span> , nome , sigla <text:span text:style-name="T43">)</text:span></text:p>
      <text:p text:style-name="P34"/>
      <text:p text:style-name="P14">8) Banco</text:p>
      <text:p text:style-name="P34"/>
      <text:p text:style-name="P34"><text:span text:style-name="T14">(</text:span><text:span text:style-name="T11">numBanco</text:span> , nome<text:span text:style-name="T43">)</text:span></text:p>
      <text:p text:style-name="P34"/>
      <text:p text:style-name="P34">AGENCIA:</text:p>
      <text:p text:style-name="P34"><text:span text:style-name="T14">(</text:span><text:span text:style-name="T11">numAg</text:span> , end , cidade , nome , codBanco <text:span text:style-name="T43">)</text:span></text:p>
      <text:p text:style-name="P34"><text:s text:c="50"/>------------</text:p>
      <text:p text:style-name="P34"/>
      <text:p text:style-name="P34">CONTA:</text:p>
      <text:p text:style-name="P34"><text:span text:style-name="T14">(</text:span><text:span text:style-name="T11">numConta</text:span> , saldo , codAgencia<text:span text:style-name="T43">)</text:span></text:p>
      <text:p text:style-name="P34"><text:s text:c="33"/>--------------</text:p>
      <text:p text:style-name="P34"/>
      <text:p text:style-name="P34">CLIENTE:</text:p>
      <text:p text:style-name="P34"><text:span text:style-name="T14">(</text:span><text:span text:style-name="T11">CPF ,</text:span> end <text:s/>, nome <text:span text:style-name="T43">)</text:span></text:p>
      <text:p text:style-name="P34"/>
      <text:p text:style-name="P34">CLICON:</text:p>
      <text:p text:style-name="P27"><text:span text:style-name="T43">(</text:span>codCliente , codConta<text:span text:style-name="T2"> </text:span><text:span text:style-name="T9">)</text:span></text:p>
      <text:p text:style-name="P34">--------------------------</text:p>
      <text:p text:style-name="P35"/>
      <text:p text:style-name="P15"/>
      <text:p text:style-name="P15">9) <text:s/>Contrato</text:p>
      <text:p text:style-name="P15"/>
      <text:p text:style-name="P35">PROFISSIONAL:</text:p>
      <text:p text:style-name="P35"><text:span text:style-name="T14">(</text:span><text:span text:style-name="T11">numContr</text:span>ole , end <text:s/>, profissao , nascimento , nome <text:span text:style-name="T43">)</text:span></text:p>
      <text:p text:style-name="P35"/>
      <text:p text:style-name="P35"/>
      <text:p text:style-name="P35">CONTRATANTE:</text:p>
      <text:p text:style-name="P35"><text:span text:style-name="T14">(</text:span><text:span text:style-name="T11">CNPJ ,</text:span> endereco , nome <text:span text:style-name="T43">)</text:span></text:p>
      <text:p text:style-name="P35"/>
      <text:p text:style-name="P35">CONTRATO:</text:p>
      <text:p text:style-name="P35"><text:span text:style-name="T43">(</text:span>dataTermino , dataInicio , valorHora , <text:span text:style-name="T11">codProfissional , codContratante </text:span><text:span text:style-name="T14">)</text:span></text:p>
      <text:p text:style-name="P35"><text:s text:c="61"/>----------------------------------------</text:p>
      <text:p text:style-name="P15">10) Departamento/Projeto</text:p>
      <text:p text:style-name="P15"/>
      <text:p text:style-name="P35">DEPARTAMENTO:</text:p>
      <text:p text:style-name="P35"><text:span text:style-name="T14">(</text:span><text:span text:style-name="T11">numDep</text:span> , nome <text:span text:style-name="T43">)</text:span></text:p>
      <text:p text:style-name="P35"/>
      <text:p text:style-name="P35">PROJETO:</text:p>
      <text:p text:style-name="P35"><text:span text:style-name="T14">(</text:span><text:span text:style-name="T11">numProj</text:span> , local , nome , codDepartamento <text:span text:style-name="T43">)</text:span></text:p>
      <text:p text:style-name="P35"><text:s text:c="41"/>---------------------</text:p>
      <text:p text:style-name="P35"><text:soft-page-break/>FUNCIONARIO:</text:p>
      <text:p text:style-name="P28"><text:span text:style-name="T43">(</text:span>numFunc , <text:span text:style-name="T2">end , sexo , nascimento , salario , nome , </text:span><text:span text:style-name="T9">codDepartamento,</text:span><text:span text:style-name="T10">codSupervisor</text:span><text:span text:style-name="T9">)</text:span></text:p>
      <text:p text:style-name="P28"><text:span text:style-name="T9"><text:s text:c="86"/>--------------------- -----------------</text:span></text:p>
      <text:p text:style-name="P28"><text:span text:style-name="T9"/></text:p>
      <text:p text:style-name="P29"><text:span text:style-name="T2">PARTICIPACAO:</text:span></text:p>
      <text:p text:style-name="P29">(codFuncionario , codProjeto<text:span text:style-name="T2"> , horasTrab)</text:span></text:p>
      <text:p text:style-name="P29"><text:span text:style-name="T2">-----------------------------------</text:span></text:p>
      <text:p text:style-name="P29"><text:span text:style-name="T2">DEPEDENTE:</text:span></text:p>
      <text:p text:style-name="P29"><text:span text:style-name="T2">(codFuncionario , nome , nascimento , parentesco , sexo , </text:span>codDependente<text:span text:style-name="T2">)</text:span></text:p>
      <text:p text:style-name="P29"><text:span text:style-name="T2"><text:s/>------------------</text:span></text:p>
      <text:p text:style-name="P29"><text:span text:style-name="T2"/></text:p>
      <text:p text:style-name="P29"><text:span text:style-name="T2">SUPERVISIONA:</text:span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21"><text:span text:style-name="T2">11) </text:span><text:span text:style-name="T10">Aluno/Cursa</text:span></text:p>
      <text:p text:style-name="P21"><text:span text:style-name="T10"/></text:p>
      <text:p text:style-name="P30"><text:span text:style-name="T2">ALUNO:</text:span></text:p>
      <text:p text:style-name="P30"><text:span text:style-name="T2">(</text:span>RA<text:span text:style-name="T2"> , mome , curso)</text:span></text:p>
      <text:p text:style-name="P30"><text:span text:style-name="T2"/></text:p>
      <text:p text:style-name="P30"><text:span text:style-name="T2">DISCIPLINA:</text:span></text:p>
      <text:p text:style-name="P30">(codDisciplina<text:span text:style-name="T2"> , nome , salas, codProfessor)</text:span></text:p>
      <text:p text:style-name="P30"><text:span text:style-name="T2"><text:s text:c="48"/>----------------</text:span></text:p>
      <text:p text:style-name="P30"><text:span text:style-name="T2"/></text:p>
      <text:p text:style-name="P30"><text:span text:style-name="T2">CURSA:</text:span></text:p>
      <text:p text:style-name="P30"><text:span text:style-name="T2">(</text:span>codAluno, codDisciplina <text:span text:style-name="T2">)</text:span></text:p>
      <text:p text:style-name="P30"><text:span text:style-name="T2">--------------------------------</text:span></text:p>
      <text:p text:style-name="P30"><text:span text:style-name="T2"/></text:p>
      <text:p text:style-name="P30"><text:span text:style-name="T2">PROFESSOR:</text:span></text:p>
      <text:p text:style-name="P30"><text:span text:style-name="T2">(</text:span>codProfessor<text:span text:style-name="T2"> , telefone , depto , nome)</text:span></text:p>
      <text:p text:style-name="P30"><text:span text:style-name="T2"/></text:p>
      <text:p text:style-name="P30"><text:span text:style-name="T2">PRÉ-REQUISITO:</text:span></text:p>
      <text:p text:style-name="P30"><text:span text:style-name="T2">(</text:span>cod, codDisc , codDisPreRequisito<text:span text:style-name="T2">)</text:span></text:p>
      <text:p text:style-name="P30"><text:span text:style-name="T2"><text:s text:c="25"/>------------------------</text:span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22"><text:span text:style-name="T2">12) Cliente/Carro/Sinistra</text:span></text:p>
      <text:p text:style-name="P22"><text:span text:style-name="T2"/></text:p>
      <text:p text:style-name="P30"><text:span text:style-name="T2">CLIENTE:</text:span></text:p>
      <text:p text:style-name="P30"><text:span text:style-name="T2">(</text:span>CNH <text:span text:style-name="T2">, end , nome)</text:span></text:p>
      <text:p text:style-name="P30"><text:span text:style-name="T2"/></text:p>
      <text:p text:style-name="P30"><text:span text:style-name="T2">CARRO:</text:span></text:p>
      <text:p text:style-name="P30"><text:span text:style-name="T2">(placa , ano , </text:span>chassis<text:span text:style-name="T2"> , cor , modelo, codCliente)</text:span></text:p>
      <text:p text:style-name="P30"><text:span text:style-name="T2"><text:s text:c="59"/>------------</text:span></text:p>
      <text:p text:style-name="P30"><text:span text:style-name="T2"/></text:p>
      <text:p text:style-name="P30"><text:span text:style-name="T2">SINISTRO:</text:span></text:p>
      <text:p text:style-name="P30"><text:span text:style-name="T2">(</text:span>codSinistro<text:span text:style-name="T2">, valor , local , data , codCarro)</text:span></text:p>
      <text:p text:style-name="P34"/>
      <text:p text:style-name="P34"/>
      <text:p text:style-name="P14"/>
      <text:p text:style-name="P14"/>
      <text:p text:style-name="P14"><text:soft-page-break/><text:span text:style-name="T25"/></text:p>
      <text:p text:style-name="P14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4:46:01.912000000</meta:creation-date>
    <dc:date>2018-06-11T16:49:01.209000000</dc:date>
    <meta:editing-duration>PT12M32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5" meta:paragraph-count="139" meta:word-count="443" meta:character-count="4649" meta:non-whitespace-character-count="2815"/>
  </office:meta>
</office:document-meta>
</file>